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a17" officeooo:paragraph-rsid="00042a17"/>
    </style:style>
    <style:style style:name="P2" style:family="paragraph" style:parent-style-name="Standard">
      <style:text-properties officeooo:rsid="00078c7d" officeooo:paragraph-rsid="00078c7d"/>
    </style:style>
    <style:style style:name="P3" style:family="paragraph" style:parent-style-name="Standard">
      <style:text-properties officeooo:rsid="000824c9" officeooo:paragraph-rsid="000824c9"/>
    </style:style>
    <style:style style:name="P4" style:family="paragraph" style:parent-style-name="Standard">
      <style:text-properties officeooo:rsid="00095067" officeooo:paragraph-rsid="00095067"/>
    </style:style>
    <style:style style:name="P5" style:family="paragraph" style:parent-style-name="Standard">
      <style:text-properties officeooo:paragraph-rsid="000824c9"/>
    </style:style>
    <style:style style:name="P6" style:family="paragraph" style:parent-style-name="Standard">
      <style:text-properties officeooo:rsid="000a004a" officeooo:paragraph-rsid="000a004a"/>
    </style:style>
    <style:style style:name="P7" style:family="paragraph" style:parent-style-name="Standard">
      <style:text-properties officeooo:rsid="000a7dcb" officeooo:paragraph-rsid="000a7dcb"/>
    </style:style>
    <style:style style:name="P8" style:family="paragraph" style:parent-style-name="Standard">
      <style:text-properties officeooo:rsid="000d4de7" officeooo:paragraph-rsid="000d4de7"/>
    </style:style>
    <style:style style:name="P9" style:family="paragraph" style:parent-style-name="Standard">
      <style:text-properties officeooo:rsid="000fc54a" officeooo:paragraph-rsid="000fc54a"/>
    </style:style>
    <style:style style:name="P10" style:family="paragraph" style:parent-style-name="Standard">
      <style:text-properties officeooo:rsid="00107e19" officeooo:paragraph-rsid="00107e19"/>
    </style:style>
    <style:style style:name="T1" style:family="text">
      <style:text-properties style:text-position="super 58%"/>
    </style:style>
    <style:style style:name="T2" style:family="text">
      <style:text-properties officeooo:rsid="000595b7"/>
    </style:style>
    <style:style style:name="T3" style:family="text">
      <style:text-properties officeooo:rsid="000824c9"/>
    </style:style>
    <style:style style:name="T4" style:family="text">
      <style:text-properties officeooo:rsid="0009506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a004a"/>
    </style:style>
    <style:style style:name="T8" style:family="text">
      <style:text-properties officeooo:rsid="000a7dcb"/>
    </style:style>
    <style:style style:name="T9" style:family="text">
      <style:text-properties officeooo:rsid="000fc5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anced Weapon Lock → <text:span text:style-name="T2">export &amp; import as .TSV, not .CSV</text:span></text:p>
      <text:p text:style-name="P1">Debuff table → <text:span text:style-name="T2">repoint to address 14BD624</text:span></text:p>
      <text:p text:style-name="P1"/>
      <text:p text:style-name="P1">System menu image (danger zone skull)</text:p>
      <text:p text:style-name="P1">MMB (if m14 → small bug)</text:p>
      <text:p text:style-name="P1">Submenu </text:p>
      <text:p text:style-name="P1">Submenu entries </text:p>
      <text:p text:style-name="P1">Capture ALWAYS</text:p>
      <text:p text:style-name="P1"/>
      <text:p text:style-name="P1">m14 → 1<text:span text:style-name="T1">st</text:span> deployed fainted bug </text:p>
      <text:p text:style-name="P1">GetSkills ASMC → event in mt moon talk </text:p>
      <text:p text:style-name="P1">0x68 map sprite (save point) </text:p>
      <text:p text:style-name="P1"/>
      <text:p text:style-name="P1"/>
      <text:p text:style-name="Standard"/>
      <text:p text:style-name="Standard"/>
      <text:p text:style-name="Standard"/>
      <text:p text:style-name="Standard">08B2E9B4 Mag_Char_Editor@STRUCT</text:p>
      <text:p text:style-name="Standard">08B2EBB4 Mag_Class_Editor@STRUCT</text:p>
      <text:p text:style-name="P2">find in generated .SYM file</text:p>
      <text:p text:style-name="P2"/>
      <text:p text:style-name="Standard"/>
      <text:p text:style-name="P3">7743’s Additional damage type was not installed properly.</text:p>
      <text:p text:style-name="P3">Unsure of what weapons will do with bytes in item 0x1F and 0x22</text:p>
      <text:p text:style-name="P3"/>
      <text:p text:style-name="P3">- <text:span text:style-name="T7">forgot to include PromoteOnLvlUp</text:span></text:p>
      <text:p text:style-name="P6">fuck</text:p>
      <text:p text:style-name="P6"/>
      <text:p text:style-name="P6">FixWait2 at B5266B</text:p>
      <text:p text:style-name="P6">POIN FixWait2 at B7B380</text:p>
      <text:p text:style-name="P6"/>
      <text:p text:style-name="P8">1. Installed PromoteOnLevelUp.event in “unreferenced assets” to</text:p>
      <text:p text:style-name="P8">14CC000</text:p>
      <text:p text:style-name="P8"/>
      <text:p text:style-name="P8"/>
      <text:p text:style-name="P8">2. Replaced </text:p>
      <text:p text:style-name="P5"><text:span text:style-name="T3">POIN LungeUpdate </text:span><text:span text:style-name="T8">at B7B37</text:span><text:span text:style-name="T9">C</text:span><text:span text:style-name="T8">: hex 7C 96 B6 08</text:span></text:p>
      <text:p text:style-name="P7">with POIN PromoteOnLvlUp: </text:p>
      <text:p text:style-name="P9">00 C0 4C 09</text:p>
      <text:p text:style-name="P3"/>
      <text:p text:style-name="P10">and it worked.. who knows what Lunge does now lol</text:p>
      <text:p text:style-name="P10"/>
      <text:p text:style-name="P3"/>
      <text:p text:style-name="P3"/>
      <text:p text:style-name="P4">I <text:span text:style-name="T5">think</text:span><text:span text:style-name="T6"> I fixed:</text:span></text:p>
      <text:p text:style-name="P4"><text:span text:style-name="T6">- debuffs</text:span></text:p>
      <text:p text:style-name="P4"><text:span text:style-name="T6">- capture</text:span></text:p>
      <text:p text:style-name="P4"><text:span text:style-name="T6">- mag levels</text:span></text:p>
      <text:p text:style-name="P4"><text:span text:style-name="T6">- weapon lock</text:span></text:p>
      <text:p text:style-name="P4"><text:span text:style-name="T6">- </text:span></text:p>
      <text:p text:style-name="P3"/>
      <text:p text:style-name="P3"/>
      <text:p text:style-name="P4"><text:soft-page-break/>Oddities:</text:p>
      <text:p text:style-name="P4">- Cmb art does not cost hp when it misses</text:p>
      <text:p text:style-name="P4">- exclamation mark when attacking from out of combat</text:p>
      <text:p text:style-name="P4">- minus sign overlapping hit rate when attacking</text:p>
      <text:p text:style-name="P4">- when capturing and facing to the right, you can see the greyed out version of the pokemon underneath</text:p>
      <text:p text:style-name="P4">- Releasing your pokemon in deployment slot 1 and then entering a city will cause a game over</text:p>
      <text:p text:style-name="P4">- 1st deployed pokemon is revived when entering new areas to avoid unintended game overs for now</text:p>
      <text:p text:style-name="P5"><text:span text:style-name="T3">- </text:span><text:span text:style-name="T4">global flag traps block the tile that they were once in if you re-enter the area</text:span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1-06T11:09:44.831000000</dc:date>
    <meta:editing-duration>PT52M19S</meta:editing-duration>
    <meta:editing-cycles>14</meta:editing-cycles>
    <meta:document-statistic meta:table-count="0" meta:image-count="0" meta:object-count="0" meta:page-count="2" meta:paragraph-count="40" meta:word-count="247" meta:character-count="1379" meta:non-whitespace-character-count="1164"/>
  </office:meta>
</office:document-meta>
</file>